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15.999cm" svg:height="8.999cm" svg:x="7.487cm" svg:y="0.422cm">
            <draw:object draw:notify-on-update-of-ranges="Sheet1.A8:Sheet1.A16 Sheet1.B7:Sheet1.B7 Sheet1.B8:Sheet1.B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4.108cm" svg:y="11.088cm">
            <draw:object draw:notify-on-update-of-ranges="Sheet1.A27:Sheet1.A147 Sheet1.D26:Sheet1.D26 Sheet1.D27:Sheet1.D14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 calcext:value-type="string">
            <text:p>Measur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worl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mapping 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en</text:p>
          </table:table-cell>
          <table:table-cell table:number-columns-repeated="2"/>
          <table:table-cell office:value-type="string" calcext:value-type="string">
            <text:p>world</text:p>
          </table:table-cell>
          <table:table-cell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formula="of:=([.B43]-[.B27])/([.A43]-[.A27])" office:value-type="float" office:value="0.875" calcext:value-type="float">
            <text:p>0,875</text:p>
          </table:table-cell>
          <table:table-cell table:formula="of:=ROUND([.B27]; 0)" office:value-type="float" office:value="0" calcext:value-type="float">
            <text:p>0</text:p>
          </table:table-cell>
          <table:table-cell table:formula="of:=CONCATENATE(&quot;, // &quot;;[.A27])" office:value-type="string" office:string-value=", // 0" calcext:value-type="string">
            <text:p>, //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]+[.C$27]" office:value-type="float" office:value="0.875" calcext:value-type="float">
            <text:p>0,875</text:p>
          </table:table-cell>
          <table:table-cell/>
          <table:table-cell table:formula="of:=ROUND([.B28]; 0)" office:value-type="float" office:value="1" calcext:value-type="float">
            <text:p>1</text:p>
          </table:table-cell>
          <table:table-cell table:formula="of:=CONCATENATE(&quot;, // &quot;;[.A28])" office:value-type="string" office:string-value=", // 1" calcext:value-type="string">
            <text:p>, //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8]+[.C$27]" office:value-type="float" office:value="1.75" calcext:value-type="float">
            <text:p>1,75</text:p>
          </table:table-cell>
          <table:table-cell/>
          <table:table-cell table:formula="of:=ROUND([.B29]; 0)" office:value-type="float" office:value="2" calcext:value-type="float">
            <text:p>2</text:p>
          </table:table-cell>
          <table:table-cell table:formula="of:=CONCATENATE(&quot;, // &quot;;[.A29])" office:value-type="string" office:string-value=", // 2" calcext:value-type="string">
            <text:p>, //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9]+[.C$27]" office:value-type="float" office:value="2.625" calcext:value-type="float">
            <text:p>2,625</text:p>
          </table:table-cell>
          <table:table-cell/>
          <table:table-cell table:formula="of:=ROUND([.B30]; 0)" office:value-type="float" office:value="3" calcext:value-type="float">
            <text:p>3</text:p>
          </table:table-cell>
          <table:table-cell table:formula="of:=CONCATENATE(&quot;, // &quot;;[.A30])" office:value-type="string" office:string-value=", // 3" calcext:value-type="string">
            <text:p>, //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0]+[.C$27]" office:value-type="float" office:value="3.5" calcext:value-type="float">
            <text:p>3,5</text:p>
          </table:table-cell>
          <table:table-cell/>
          <table:table-cell table:formula="of:=ROUND([.B31]; 0)" office:value-type="float" office:value="4" calcext:value-type="float">
            <text:p>4</text:p>
          </table:table-cell>
          <table:table-cell table:formula="of:=CONCATENATE(&quot;, // &quot;;[.A31])" office:value-type="string" office:string-value=", // 4" calcext:value-type="string">
            <text:p>, //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1]+[.C$27]" office:value-type="float" office:value="4.375" calcext:value-type="float">
            <text:p>4,375</text:p>
          </table:table-cell>
          <table:table-cell/>
          <table:table-cell table:formula="of:=ROUND([.B32]; 0)" office:value-type="float" office:value="4" calcext:value-type="float">
            <text:p>4</text:p>
          </table:table-cell>
          <table:table-cell table:formula="of:=CONCATENATE(&quot;, // &quot;;[.A32])" office:value-type="string" office:string-value=", // 5" calcext:value-type="string">
            <text:p>, //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32]+[.C$27]" office:value-type="float" office:value="5.25" calcext:value-type="float">
            <text:p>5,25</text:p>
          </table:table-cell>
          <table:table-cell/>
          <table:table-cell table:formula="of:=ROUND([.B33]; 0)" office:value-type="float" office:value="5" calcext:value-type="float">
            <text:p>5</text:p>
          </table:table-cell>
          <table:table-cell table:formula="of:=CONCATENATE(&quot;, // &quot;;[.A33])" office:value-type="string" office:string-value=", // 6" calcext:value-type="string">
            <text:p>, //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3]+[.C$27]" office:value-type="float" office:value="6.125" calcext:value-type="float">
            <text:p>6,125</text:p>
          </table:table-cell>
          <table:table-cell/>
          <table:table-cell table:formula="of:=ROUND([.B34]; 0)" office:value-type="float" office:value="6" calcext:value-type="float">
            <text:p>6</text:p>
          </table:table-cell>
          <table:table-cell table:formula="of:=CONCATENATE(&quot;, // &quot;;[.A34])" office:value-type="string" office:string-value=", // 7" calcext:value-type="string">
            <text:p>, //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4]+[.C$27]" office:value-type="float" office:value="7" calcext:value-type="float">
            <text:p>7</text:p>
          </table:table-cell>
          <table:table-cell/>
          <table:table-cell table:formula="of:=ROUND([.B35]; 0)" office:value-type="float" office:value="7" calcext:value-type="float">
            <text:p>7</text:p>
          </table:table-cell>
          <table:table-cell table:formula="of:=CONCATENATE(&quot;, // &quot;;[.A35])" office:value-type="string" office:string-value=", // 8" calcext:value-type="string">
            <text:p>, // 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35]+[.C$27]" office:value-type="float" office:value="7.875" calcext:value-type="float">
            <text:p>7,875</text:p>
          </table:table-cell>
          <table:table-cell/>
          <table:table-cell table:formula="of:=ROUND([.B36]; 0)" office:value-type="float" office:value="8" calcext:value-type="float">
            <text:p>8</text:p>
          </table:table-cell>
          <table:table-cell table:formula="of:=CONCATENATE(&quot;, // &quot;;[.A36])" office:value-type="string" office:string-value=", // 9" calcext:value-type="string">
            <text:p>, //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6]+[.C$27]" office:value-type="float" office:value="8.75" calcext:value-type="float">
            <text:p>8,75</text:p>
          </table:table-cell>
          <table:table-cell/>
          <table:table-cell table:formula="of:=ROUND([.B37]; 0)" office:value-type="float" office:value="9" calcext:value-type="float">
            <text:p>9</text:p>
          </table:table-cell>
          <table:table-cell table:formula="of:=CONCATENATE(&quot;, // &quot;;[.A37])" office:value-type="string" office:string-value=", // 10" calcext:value-type="string">
            <text:p>, //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7]+[.C$27]" office:value-type="float" office:value="9.625" calcext:value-type="float">
            <text:p>9,625</text:p>
          </table:table-cell>
          <table:table-cell/>
          <table:table-cell table:formula="of:=ROUND([.B38]; 0)" office:value-type="float" office:value="10" calcext:value-type="float">
            <text:p>10</text:p>
          </table:table-cell>
          <table:table-cell table:formula="of:=CONCATENATE(&quot;, // &quot;;[.A38])" office:value-type="string" office:string-value=", // 11" calcext:value-type="string">
            <text:p>, //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8]+[.C$27]" office:value-type="float" office:value="10.5" calcext:value-type="float">
            <text:p>10,5</text:p>
          </table:table-cell>
          <table:table-cell/>
          <table:table-cell table:formula="of:=ROUND([.B39]; 0)" office:value-type="float" office:value="11" calcext:value-type="float">
            <text:p>11</text:p>
          </table:table-cell>
          <table:table-cell table:formula="of:=CONCATENATE(&quot;, // &quot;;[.A39])" office:value-type="string" office:string-value=", // 12" calcext:value-type="string">
            <text:p>, //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9]+[.C$27]" office:value-type="float" office:value="11.375" calcext:value-type="float">
            <text:p>11,375</text:p>
          </table:table-cell>
          <table:table-cell/>
          <table:table-cell table:formula="of:=ROUND([.B40]; 0)" office:value-type="float" office:value="11" calcext:value-type="float">
            <text:p>11</text:p>
          </table:table-cell>
          <table:table-cell table:formula="of:=CONCATENATE(&quot;, // &quot;;[.A40])" office:value-type="string" office:string-value=", // 13" calcext:value-type="string">
            <text:p>, // 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0]+[.C$27]" office:value-type="float" office:value="12.25" calcext:value-type="float">
            <text:p>12,25</text:p>
          </table:table-cell>
          <table:table-cell/>
          <table:table-cell table:formula="of:=ROUND([.B41]; 0)" office:value-type="float" office:value="12" calcext:value-type="float">
            <text:p>12</text:p>
          </table:table-cell>
          <table:table-cell table:formula="of:=CONCATENATE(&quot;, // &quot;;[.A41])" office:value-type="string" office:string-value=", // 14" calcext:value-type="string">
            <text:p>, // 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1]+[.C$27]" office:value-type="float" office:value="13.125" calcext:value-type="float">
            <text:p>13,125</text:p>
          </table:table-cell>
          <table:table-cell/>
          <table:table-cell table:formula="of:=ROUND([.B42]; 0)" office:value-type="float" office:value="13" calcext:value-type="float">
            <text:p>13</text:p>
          </table:table-cell>
          <table:table-cell table:formula="of:=CONCATENATE(&quot;, // &quot;;[.A42])" office:value-type="string" office:string-value=", // 15" calcext:value-type="string">
            <text:p>, // 15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formula="of:=([.B59]-[.B43])/([.A59]-[.A43])" office:value-type="float" office:value="0.8125" calcext:value-type="float">
            <text:p>0,8125</text:p>
          </table:table-cell>
          <table:table-cell table:formula="of:=ROUND([.B43]; 0)" office:value-type="float" office:value="14" calcext:value-type="float">
            <text:p>14</text:p>
          </table:table-cell>
          <table:table-cell table:formula="of:=CONCATENATE(&quot;, // &quot;;[.A43])" office:value-type="string" office:string-value=", // 16" calcext:value-type="string">
            <text:p>, //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43]+[.C$43]" office:value-type="float" office:value="14.8125" calcext:value-type="float">
            <text:p>14,8125</text:p>
          </table:table-cell>
          <table:table-cell/>
          <table:table-cell table:formula="of:=ROUND([.B44]; 0)" office:value-type="float" office:value="15" calcext:value-type="float">
            <text:p>15</text:p>
          </table:table-cell>
          <table:table-cell table:formula="of:=CONCATENATE(&quot;, // &quot;;[.A44])" office:value-type="string" office:string-value=", // 17" calcext:value-type="string">
            <text:p>, // 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44]+[.C$43]" office:value-type="float" office:value="15.625" calcext:value-type="float">
            <text:p>15,625</text:p>
          </table:table-cell>
          <table:table-cell/>
          <table:table-cell table:formula="of:=ROUND([.B45]; 0)" office:value-type="float" office:value="16" calcext:value-type="float">
            <text:p>16</text:p>
          </table:table-cell>
          <table:table-cell table:formula="of:=CONCATENATE(&quot;, // &quot;;[.A45])" office:value-type="string" office:string-value=", // 18" calcext:value-type="string">
            <text:p>, //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45]+[.C$43]" office:value-type="float" office:value="16.4375" calcext:value-type="float">
            <text:p>16,4375</text:p>
          </table:table-cell>
          <table:table-cell/>
          <table:table-cell table:formula="of:=ROUND([.B46]; 0)" office:value-type="float" office:value="16" calcext:value-type="float">
            <text:p>16</text:p>
          </table:table-cell>
          <table:table-cell table:formula="of:=CONCATENATE(&quot;, // &quot;;[.A46])" office:value-type="string" office:string-value=", // 19" calcext:value-type="string">
            <text:p>, // 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46]+[.C$43]" office:value-type="float" office:value="17.25" calcext:value-type="float">
            <text:p>17,25</text:p>
          </table:table-cell>
          <table:table-cell/>
          <table:table-cell table:formula="of:=ROUND([.B47]; 0)" office:value-type="float" office:value="17" calcext:value-type="float">
            <text:p>17</text:p>
          </table:table-cell>
          <table:table-cell table:formula="of:=CONCATENATE(&quot;, // &quot;;[.A47])" office:value-type="string" office:string-value=", // 20" calcext:value-type="string">
            <text:p>, // 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7]+[.C$43]" office:value-type="float" office:value="18.0625" calcext:value-type="float">
            <text:p>18,0625</text:p>
          </table:table-cell>
          <table:table-cell/>
          <table:table-cell table:formula="of:=ROUND([.B48]; 0)" office:value-type="float" office:value="18" calcext:value-type="float">
            <text:p>18</text:p>
          </table:table-cell>
          <table:table-cell table:formula="of:=CONCATENATE(&quot;, // &quot;;[.A48])" office:value-type="string" office:string-value=", // 21" calcext:value-type="string">
            <text:p>, //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8]+[.C$43]" office:value-type="float" office:value="18.875" calcext:value-type="float">
            <text:p>18,875</text:p>
          </table:table-cell>
          <table:table-cell/>
          <table:table-cell table:formula="of:=ROUND([.B49]; 0)" office:value-type="float" office:value="19" calcext:value-type="float">
            <text:p>19</text:p>
          </table:table-cell>
          <table:table-cell table:formula="of:=CONCATENATE(&quot;, // &quot;;[.A49])" office:value-type="string" office:string-value=", // 22" calcext:value-type="string">
            <text:p>, // 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9]+[.C$43]" office:value-type="float" office:value="19.6875" calcext:value-type="float">
            <text:p>19,6875</text:p>
          </table:table-cell>
          <table:table-cell/>
          <table:table-cell table:formula="of:=ROUND([.B50]; 0)" office:value-type="float" office:value="20" calcext:value-type="float">
            <text:p>20</text:p>
          </table:table-cell>
          <table:table-cell table:formula="of:=CONCATENATE(&quot;, // &quot;;[.A50])" office:value-type="string" office:string-value=", // 23" calcext:value-type="string">
            <text:p>, // 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50]+[.C$43]" office:value-type="float" office:value="20.5" calcext:value-type="float">
            <text:p>20,5</text:p>
          </table:table-cell>
          <table:table-cell/>
          <table:table-cell table:formula="of:=ROUND([.B51]; 0)" office:value-type="float" office:value="21" calcext:value-type="float">
            <text:p>21</text:p>
          </table:table-cell>
          <table:table-cell table:formula="of:=CONCATENATE(&quot;, // &quot;;[.A51])" office:value-type="string" office:string-value=", // 24" calcext:value-type="string">
            <text:p>, //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51]+[.C$43]" office:value-type="float" office:value="21.3125" calcext:value-type="float">
            <text:p>21,3125</text:p>
          </table:table-cell>
          <table:table-cell/>
          <table:table-cell table:formula="of:=ROUND([.B52]; 0)" office:value-type="float" office:value="21" calcext:value-type="float">
            <text:p>21</text:p>
          </table:table-cell>
          <table:table-cell table:formula="of:=CONCATENATE(&quot;, // &quot;;[.A52])" office:value-type="string" office:string-value=", // 25" calcext:value-type="string">
            <text:p>, //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2]+[.C$43]" office:value-type="float" office:value="22.125" calcext:value-type="float">
            <text:p>22,125</text:p>
          </table:table-cell>
          <table:table-cell/>
          <table:table-cell table:formula="of:=ROUND([.B53]; 0)" office:value-type="float" office:value="22" calcext:value-type="float">
            <text:p>22</text:p>
          </table:table-cell>
          <table:table-cell table:formula="of:=CONCATENATE(&quot;, // &quot;;[.A53])" office:value-type="string" office:string-value=", // 26" calcext:value-type="string">
            <text:p>, // 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3]+[.C$43]" office:value-type="float" office:value="22.9375" calcext:value-type="float">
            <text:p>22,9375</text:p>
          </table:table-cell>
          <table:table-cell/>
          <table:table-cell table:formula="of:=ROUND([.B54]; 0)" office:value-type="float" office:value="23" calcext:value-type="float">
            <text:p>23</text:p>
          </table:table-cell>
          <table:table-cell table:formula="of:=CONCATENATE(&quot;, // &quot;;[.A54])" office:value-type="string" office:string-value=", // 27" calcext:value-type="string">
            <text:p>, //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]+[.C$43]" office:value-type="float" office:value="23.75" calcext:value-type="float">
            <text:p>23,75</text:p>
          </table:table-cell>
          <table:table-cell/>
          <table:table-cell table:formula="of:=ROUND([.B55]; 0)" office:value-type="float" office:value="24" calcext:value-type="float">
            <text:p>24</text:p>
          </table:table-cell>
          <table:table-cell table:formula="of:=CONCATENATE(&quot;, // &quot;;[.A55])" office:value-type="string" office:string-value=", // 28" calcext:value-type="string">
            <text:p>, // 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]+[.C$43]" office:value-type="float" office:value="24.5625" calcext:value-type="float">
            <text:p>24,5625</text:p>
          </table:table-cell>
          <table:table-cell/>
          <table:table-cell table:formula="of:=ROUND([.B56]; 0)" office:value-type="float" office:value="25" calcext:value-type="float">
            <text:p>25</text:p>
          </table:table-cell>
          <table:table-cell table:formula="of:=CONCATENATE(&quot;, // &quot;;[.A56])" office:value-type="string" office:string-value=", // 29" calcext:value-type="string">
            <text:p>, // 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6]+[.C$43]" office:value-type="float" office:value="25.375" calcext:value-type="float">
            <text:p>25,375</text:p>
          </table:table-cell>
          <table:table-cell/>
          <table:table-cell table:formula="of:=ROUND([.B57]; 0)" office:value-type="float" office:value="25" calcext:value-type="float">
            <text:p>25</text:p>
          </table:table-cell>
          <table:table-cell table:formula="of:=CONCATENATE(&quot;, // &quot;;[.A57])" office:value-type="string" office:string-value=", // 30" calcext:value-type="string">
            <text:p>, //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7]+[.C$43]" office:value-type="float" office:value="26.1875" calcext:value-type="float">
            <text:p>26,1875</text:p>
          </table:table-cell>
          <table:table-cell/>
          <table:table-cell table:formula="of:=ROUND([.B58]; 0)" office:value-type="float" office:value="26" calcext:value-type="float">
            <text:p>26</text:p>
          </table:table-cell>
          <table:table-cell table:formula="of:=CONCATENATE(&quot;, // &quot;;[.A58])" office:value-type="string" office:string-value=", // 31" calcext:value-type="string">
            <text:p>, // 31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formula="of:=([.B75]-[.B59])/([.A75]-[.A59])" office:value-type="float" office:value="1.0625" calcext:value-type="float">
            <text:p>1,0625</text:p>
          </table:table-cell>
          <table:table-cell table:formula="of:=ROUND([.B59]; 0)" office:value-type="float" office:value="27" calcext:value-type="float">
            <text:p>27</text:p>
          </table:table-cell>
          <table:table-cell table:formula="of:=CONCATENATE(&quot;, // &quot;;[.A59])" office:value-type="string" office:string-value=", // 32" calcext:value-type="string">
            <text:p>, // 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59]+[.C$59]" office:value-type="float" office:value="28.0625" calcext:value-type="float">
            <text:p>28,0625</text:p>
          </table:table-cell>
          <table:table-cell/>
          <table:table-cell table:formula="of:=ROUND([.B60]; 0)" office:value-type="float" office:value="28" calcext:value-type="float">
            <text:p>28</text:p>
          </table:table-cell>
          <table:table-cell table:formula="of:=CONCATENATE(&quot;, // &quot;;[.A60])" office:value-type="string" office:string-value=", // 33" calcext:value-type="string">
            <text:p>, // 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0]+[.C$59]" office:value-type="float" office:value="29.125" calcext:value-type="float">
            <text:p>29,125</text:p>
          </table:table-cell>
          <table:table-cell/>
          <table:table-cell table:formula="of:=ROUND([.B61]; 0)" office:value-type="float" office:value="29" calcext:value-type="float">
            <text:p>29</text:p>
          </table:table-cell>
          <table:table-cell table:formula="of:=CONCATENATE(&quot;, // &quot;;[.A61])" office:value-type="string" office:string-value=", // 34" calcext:value-type="string">
            <text:p>, // 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1]+[.C$59]" office:value-type="float" office:value="30.1875" calcext:value-type="float">
            <text:p>30,1875</text:p>
          </table:table-cell>
          <table:table-cell/>
          <table:table-cell table:formula="of:=ROUND([.B62]; 0)" office:value-type="float" office:value="30" calcext:value-type="float">
            <text:p>30</text:p>
          </table:table-cell>
          <table:table-cell table:formula="of:=CONCATENATE(&quot;, // &quot;;[.A62])" office:value-type="string" office:string-value=", // 35" calcext:value-type="string">
            <text:p>, // 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2]+[.C$59]" office:value-type="float" office:value="31.25" calcext:value-type="float">
            <text:p>31,25</text:p>
          </table:table-cell>
          <table:table-cell/>
          <table:table-cell table:formula="of:=ROUND([.B63]; 0)" office:value-type="float" office:value="31" calcext:value-type="float">
            <text:p>31</text:p>
          </table:table-cell>
          <table:table-cell table:formula="of:=CONCATENATE(&quot;, // &quot;;[.A63])" office:value-type="string" office:string-value=", // 36" calcext:value-type="string">
            <text:p>, // 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63]+[.C$59]" office:value-type="float" office:value="32.3125" calcext:value-type="float">
            <text:p>32,3125</text:p>
          </table:table-cell>
          <table:table-cell/>
          <table:table-cell table:formula="of:=ROUND([.B64]; 0)" office:value-type="float" office:value="32" calcext:value-type="float">
            <text:p>32</text:p>
          </table:table-cell>
          <table:table-cell table:formula="of:=CONCATENATE(&quot;, // &quot;;[.A64])" office:value-type="string" office:string-value=", // 37" calcext:value-type="string">
            <text:p>, // 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64]+[.C$59]" office:value-type="float" office:value="33.375" calcext:value-type="float">
            <text:p>33,375</text:p>
          </table:table-cell>
          <table:table-cell/>
          <table:table-cell table:formula="of:=ROUND([.B65]; 0)" office:value-type="float" office:value="33" calcext:value-type="float">
            <text:p>33</text:p>
          </table:table-cell>
          <table:table-cell table:formula="of:=CONCATENATE(&quot;, // &quot;;[.A65])" office:value-type="string" office:string-value=", // 38" calcext:value-type="string">
            <text:p>, // 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65]+[.C$59]" office:value-type="float" office:value="34.4375" calcext:value-type="float">
            <text:p>34,4375</text:p>
          </table:table-cell>
          <table:table-cell/>
          <table:table-cell table:formula="of:=ROUND([.B66]; 0)" office:value-type="float" office:value="34" calcext:value-type="float">
            <text:p>34</text:p>
          </table:table-cell>
          <table:table-cell table:formula="of:=CONCATENATE(&quot;, // &quot;;[.A66])" office:value-type="string" office:string-value=", // 39" calcext:value-type="string">
            <text:p>, // 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66]+[.C$59]" office:value-type="float" office:value="35.5" calcext:value-type="float">
            <text:p>35,5</text:p>
          </table:table-cell>
          <table:table-cell/>
          <table:table-cell table:formula="of:=ROUND([.B67]; 0)" office:value-type="float" office:value="36" calcext:value-type="float">
            <text:p>36</text:p>
          </table:table-cell>
          <table:table-cell table:formula="of:=CONCATENATE(&quot;, // &quot;;[.A67])" office:value-type="string" office:string-value=", // 40" calcext:value-type="string">
            <text:p>, // 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67]+[.C$59]" office:value-type="float" office:value="36.5625" calcext:value-type="float">
            <text:p>36,5625</text:p>
          </table:table-cell>
          <table:table-cell/>
          <table:table-cell table:formula="of:=ROUND([.B68]; 0)" office:value-type="float" office:value="37" calcext:value-type="float">
            <text:p>37</text:p>
          </table:table-cell>
          <table:table-cell table:formula="of:=CONCATENATE(&quot;, // &quot;;[.A68])" office:value-type="string" office:string-value=", // 41" calcext:value-type="string">
            <text:p>, // 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68]+[.C$59]" office:value-type="float" office:value="37.625" calcext:value-type="float">
            <text:p>37,625</text:p>
          </table:table-cell>
          <table:table-cell/>
          <table:table-cell table:formula="of:=ROUND([.B69]; 0)" office:value-type="float" office:value="38" calcext:value-type="float">
            <text:p>38</text:p>
          </table:table-cell>
          <table:table-cell table:formula="of:=CONCATENATE(&quot;, // &quot;;[.A69])" office:value-type="string" office:string-value=", // 42" calcext:value-type="string">
            <text:p>, // 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69]+[.C$59]" office:value-type="float" office:value="38.6875" calcext:value-type="float">
            <text:p>38,6875</text:p>
          </table:table-cell>
          <table:table-cell/>
          <table:table-cell table:formula="of:=ROUND([.B70]; 0)" office:value-type="float" office:value="39" calcext:value-type="float">
            <text:p>39</text:p>
          </table:table-cell>
          <table:table-cell table:formula="of:=CONCATENATE(&quot;, // &quot;;[.A70])" office:value-type="string" office:string-value=", // 43" calcext:value-type="string">
            <text:p>, // 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70]+[.C$59]" office:value-type="float" office:value="39.75" calcext:value-type="float">
            <text:p>39,75</text:p>
          </table:table-cell>
          <table:table-cell/>
          <table:table-cell table:formula="of:=ROUND([.B71]; 0)" office:value-type="float" office:value="40" calcext:value-type="float">
            <text:p>40</text:p>
          </table:table-cell>
          <table:table-cell table:formula="of:=CONCATENATE(&quot;, // &quot;;[.A71])" office:value-type="string" office:string-value=", // 44" calcext:value-type="string">
            <text:p>, // 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71]+[.C$59]" office:value-type="float" office:value="40.8125" calcext:value-type="float">
            <text:p>40,8125</text:p>
          </table:table-cell>
          <table:table-cell/>
          <table:table-cell table:formula="of:=ROUND([.B72]; 0)" office:value-type="float" office:value="41" calcext:value-type="float">
            <text:p>41</text:p>
          </table:table-cell>
          <table:table-cell table:formula="of:=CONCATENATE(&quot;, // &quot;;[.A72])" office:value-type="string" office:string-value=", // 45" calcext:value-type="string">
            <text:p>, // 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72]+[.C$59]" office:value-type="float" office:value="41.875" calcext:value-type="float">
            <text:p>41,875</text:p>
          </table:table-cell>
          <table:table-cell/>
          <table:table-cell table:formula="of:=ROUND([.B73]; 0)" office:value-type="float" office:value="42" calcext:value-type="float">
            <text:p>42</text:p>
          </table:table-cell>
          <table:table-cell table:formula="of:=CONCATENATE(&quot;, // &quot;;[.A73])" office:value-type="string" office:string-value=", // 46" calcext:value-type="string">
            <text:p>, // 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73]+[.C$59]" office:value-type="float" office:value="42.9375" calcext:value-type="float">
            <text:p>42,9375</text:p>
          </table:table-cell>
          <table:table-cell/>
          <table:table-cell table:formula="of:=ROUND([.B74]; 0)" office:value-type="float" office:value="43" calcext:value-type="float">
            <text:p>43</text:p>
          </table:table-cell>
          <table:table-cell table:formula="of:=CONCATENATE(&quot;, // &quot;;[.A74])" office:value-type="string" office:string-value=", // 47" calcext:value-type="string">
            <text:p>, // 47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" calcext:value-type="float">
            <text:p>44</text:p>
          </table:table-cell>
          <table:table-cell table:formula="of:=([.B91]-[.B75])/([.A91]-[.A75])" office:value-type="float" office:value="1.1875" calcext:value-type="float">
            <text:p>1,1875</text:p>
          </table:table-cell>
          <table:table-cell table:formula="of:=ROUND([.B75]; 0)" office:value-type="float" office:value="44" calcext:value-type="float">
            <text:p>44</text:p>
          </table:table-cell>
          <table:table-cell table:formula="of:=CONCATENATE(&quot;, // &quot;;[.A75])" office:value-type="string" office:string-value=", // 48" calcext:value-type="string">
            <text:p>, // 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75]+[.C$75]" office:value-type="float" office:value="45.1875" calcext:value-type="float">
            <text:p>45,1875</text:p>
          </table:table-cell>
          <table:table-cell/>
          <table:table-cell table:formula="of:=ROUND([.B76]; 0)" office:value-type="float" office:value="45" calcext:value-type="float">
            <text:p>45</text:p>
          </table:table-cell>
          <table:table-cell table:formula="of:=CONCATENATE(&quot;, // &quot;;[.A76])" office:value-type="string" office:string-value=", // 49" calcext:value-type="string">
            <text:p>, // 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6]+[.C$75]" office:value-type="float" office:value="46.375" calcext:value-type="float">
            <text:p>46,375</text:p>
          </table:table-cell>
          <table:table-cell/>
          <table:table-cell table:formula="of:=ROUND([.B77]; 0)" office:value-type="float" office:value="46" calcext:value-type="float">
            <text:p>46</text:p>
          </table:table-cell>
          <table:table-cell table:formula="of:=CONCATENATE(&quot;, // &quot;;[.A77])" office:value-type="string" office:string-value=", // 50" calcext:value-type="string">
            <text:p>, // 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77]+[.C$75]" office:value-type="float" office:value="47.5625" calcext:value-type="float">
            <text:p>47,5625</text:p>
          </table:table-cell>
          <table:table-cell/>
          <table:table-cell table:formula="of:=ROUND([.B78]; 0)" office:value-type="float" office:value="48" calcext:value-type="float">
            <text:p>48</text:p>
          </table:table-cell>
          <table:table-cell table:formula="of:=CONCATENATE(&quot;, // &quot;;[.A78])" office:value-type="string" office:string-value=", // 51" calcext:value-type="string">
            <text:p>, // 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78]+[.C$75]" office:value-type="float" office:value="48.75" calcext:value-type="float">
            <text:p>48,75</text:p>
          </table:table-cell>
          <table:table-cell/>
          <table:table-cell table:formula="of:=ROUND([.B79]; 0)" office:value-type="float" office:value="49" calcext:value-type="float">
            <text:p>49</text:p>
          </table:table-cell>
          <table:table-cell table:formula="of:=CONCATENATE(&quot;, // &quot;;[.A79])" office:value-type="string" office:string-value=", // 52" calcext:value-type="string">
            <text:p>, // 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79]+[.C$75]" office:value-type="float" office:value="49.9375" calcext:value-type="float">
            <text:p>49,9375</text:p>
          </table:table-cell>
          <table:table-cell/>
          <table:table-cell table:formula="of:=ROUND([.B80]; 0)" office:value-type="float" office:value="50" calcext:value-type="float">
            <text:p>50</text:p>
          </table:table-cell>
          <table:table-cell table:formula="of:=CONCATENATE(&quot;, // &quot;;[.A80])" office:value-type="string" office:string-value=", // 53" calcext:value-type="string">
            <text:p>, // 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80]+[.C$75]" office:value-type="float" office:value="51.125" calcext:value-type="float">
            <text:p>51,125</text:p>
          </table:table-cell>
          <table:table-cell/>
          <table:table-cell table:formula="of:=ROUND([.B81]; 0)" office:value-type="float" office:value="51" calcext:value-type="float">
            <text:p>51</text:p>
          </table:table-cell>
          <table:table-cell table:formula="of:=CONCATENATE(&quot;, // &quot;;[.A81])" office:value-type="string" office:string-value=", // 54" calcext:value-type="string">
            <text:p>, // 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81]+[.C$75]" office:value-type="float" office:value="52.3125" calcext:value-type="float">
            <text:p>52,3125</text:p>
          </table:table-cell>
          <table:table-cell/>
          <table:table-cell table:formula="of:=ROUND([.B82]; 0)" office:value-type="float" office:value="52" calcext:value-type="float">
            <text:p>52</text:p>
          </table:table-cell>
          <table:table-cell table:formula="of:=CONCATENATE(&quot;, // &quot;;[.A82])" office:value-type="string" office:string-value=", // 55" calcext:value-type="string">
            <text:p>, // 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82]+[.C$75]" office:value-type="float" office:value="53.5" calcext:value-type="float">
            <text:p>53,5</text:p>
          </table:table-cell>
          <table:table-cell/>
          <table:table-cell table:formula="of:=ROUND([.B83]; 0)" office:value-type="float" office:value="54" calcext:value-type="float">
            <text:p>54</text:p>
          </table:table-cell>
          <table:table-cell table:formula="of:=CONCATENATE(&quot;, // &quot;;[.A83])" office:value-type="string" office:string-value=", // 56" calcext:value-type="string">
            <text:p>, // 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83]+[.C$75]" office:value-type="float" office:value="54.6875" calcext:value-type="float">
            <text:p>54,6875</text:p>
          </table:table-cell>
          <table:table-cell/>
          <table:table-cell table:formula="of:=ROUND([.B84]; 0)" office:value-type="float" office:value="55" calcext:value-type="float">
            <text:p>55</text:p>
          </table:table-cell>
          <table:table-cell table:formula="of:=CONCATENATE(&quot;, // &quot;;[.A84])" office:value-type="string" office:string-value=", // 57" calcext:value-type="string">
            <text:p>, // 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84]+[.C$75]" office:value-type="float" office:value="55.875" calcext:value-type="float">
            <text:p>55,875</text:p>
          </table:table-cell>
          <table:table-cell/>
          <table:table-cell table:formula="of:=ROUND([.B85]; 0)" office:value-type="float" office:value="56" calcext:value-type="float">
            <text:p>56</text:p>
          </table:table-cell>
          <table:table-cell table:formula="of:=CONCATENATE(&quot;, // &quot;;[.A85])" office:value-type="string" office:string-value=", // 58" calcext:value-type="string">
            <text:p>, // 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85]+[.C$75]" office:value-type="float" office:value="57.0625" calcext:value-type="float">
            <text:p>57,0625</text:p>
          </table:table-cell>
          <table:table-cell/>
          <table:table-cell table:formula="of:=ROUND([.B86]; 0)" office:value-type="float" office:value="57" calcext:value-type="float">
            <text:p>57</text:p>
          </table:table-cell>
          <table:table-cell table:formula="of:=CONCATENATE(&quot;, // &quot;;[.A86])" office:value-type="string" office:string-value=", // 59" calcext:value-type="string">
            <text:p>, // 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86]+[.C$75]" office:value-type="float" office:value="58.25" calcext:value-type="float">
            <text:p>58,25</text:p>
          </table:table-cell>
          <table:table-cell/>
          <table:table-cell table:formula="of:=ROUND([.B87]; 0)" office:value-type="float" office:value="58" calcext:value-type="float">
            <text:p>58</text:p>
          </table:table-cell>
          <table:table-cell table:formula="of:=CONCATENATE(&quot;, // &quot;;[.A87])" office:value-type="string" office:string-value=", // 60" calcext:value-type="string">
            <text:p>, // 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87]+[.C$75]" office:value-type="float" office:value="59.4375" calcext:value-type="float">
            <text:p>59,4375</text:p>
          </table:table-cell>
          <table:table-cell/>
          <table:table-cell table:formula="of:=ROUND([.B88]; 0)" office:value-type="float" office:value="59" calcext:value-type="float">
            <text:p>59</text:p>
          </table:table-cell>
          <table:table-cell table:formula="of:=CONCATENATE(&quot;, // &quot;;[.A88])" office:value-type="string" office:string-value=", // 61" calcext:value-type="string">
            <text:p>, // 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88]+[.C$75]" office:value-type="float" office:value="60.625" calcext:value-type="float">
            <text:p>60,625</text:p>
          </table:table-cell>
          <table:table-cell/>
          <table:table-cell table:formula="of:=ROUND([.B89]; 0)" office:value-type="float" office:value="61" calcext:value-type="float">
            <text:p>61</text:p>
          </table:table-cell>
          <table:table-cell table:formula="of:=CONCATENATE(&quot;, // &quot;;[.A89])" office:value-type="string" office:string-value=", // 62" calcext:value-type="string">
            <text:p>, // 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89]+[.C$75]" office:value-type="float" office:value="61.8125" calcext:value-type="float">
            <text:p>61,8125</text:p>
          </table:table-cell>
          <table:table-cell/>
          <table:table-cell table:formula="of:=ROUND([.B90]; 0)" office:value-type="float" office:value="62" calcext:value-type="float">
            <text:p>62</text:p>
          </table:table-cell>
          <table:table-cell table:formula="of:=CONCATENATE(&quot;, // &quot;;[.A90])" office:value-type="string" office:string-value=", // 63" calcext:value-type="string">
            <text:p>, // 63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3" calcext:value-type="float">
            <text:p>63</text:p>
          </table:table-cell>
          <table:table-cell table:formula="of:=([.B107]-[.B91])/([.A107]-[.A91])" office:value-type="float" office:value="1.9375" calcext:value-type="float">
            <text:p>1,9375</text:p>
          </table:table-cell>
          <table:table-cell table:formula="of:=ROUND([.B91]; 0)" office:value-type="float" office:value="63" calcext:value-type="float">
            <text:p>63</text:p>
          </table:table-cell>
          <table:table-cell table:formula="of:=CONCATENATE(&quot;, // &quot;;[.A91])" office:value-type="string" office:string-value=", // 64" calcext:value-type="string">
            <text:p>, // 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91]+[.C$91]" office:value-type="float" office:value="64.9375" calcext:value-type="float">
            <text:p>64,9375</text:p>
          </table:table-cell>
          <table:table-cell/>
          <table:table-cell table:formula="of:=ROUND([.B92]; 0)" office:value-type="float" office:value="65" calcext:value-type="float">
            <text:p>65</text:p>
          </table:table-cell>
          <table:table-cell table:formula="of:=CONCATENATE(&quot;, // &quot;;[.A92])" office:value-type="string" office:string-value=", // 65" calcext:value-type="string">
            <text:p>, // 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92]+[.C$91]" office:value-type="float" office:value="66.875" calcext:value-type="float">
            <text:p>66,875</text:p>
          </table:table-cell>
          <table:table-cell/>
          <table:table-cell table:formula="of:=ROUND([.B93]; 0)" office:value-type="float" office:value="67" calcext:value-type="float">
            <text:p>67</text:p>
          </table:table-cell>
          <table:table-cell table:formula="of:=CONCATENATE(&quot;, // &quot;;[.A93])" office:value-type="string" office:string-value=", // 66" calcext:value-type="string">
            <text:p>, // 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93]+[.C$91]" office:value-type="float" office:value="68.8125" calcext:value-type="float">
            <text:p>68,8125</text:p>
          </table:table-cell>
          <table:table-cell/>
          <table:table-cell table:formula="of:=ROUND([.B94]; 0)" office:value-type="float" office:value="69" calcext:value-type="float">
            <text:p>69</text:p>
          </table:table-cell>
          <table:table-cell table:formula="of:=CONCATENATE(&quot;, // &quot;;[.A94])" office:value-type="string" office:string-value=", // 67" calcext:value-type="string">
            <text:p>, // 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94]+[.C$91]" office:value-type="float" office:value="70.75" calcext:value-type="float">
            <text:p>70,75</text:p>
          </table:table-cell>
          <table:table-cell/>
          <table:table-cell table:formula="of:=ROUND([.B95]; 0)" office:value-type="float" office:value="71" calcext:value-type="float">
            <text:p>71</text:p>
          </table:table-cell>
          <table:table-cell table:formula="of:=CONCATENATE(&quot;, // &quot;;[.A95])" office:value-type="string" office:string-value=", // 68" calcext:value-type="string">
            <text:p>, // 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95]+[.C$91]" office:value-type="float" office:value="72.6875" calcext:value-type="float">
            <text:p>72,6875</text:p>
          </table:table-cell>
          <table:table-cell/>
          <table:table-cell table:formula="of:=ROUND([.B96]; 0)" office:value-type="float" office:value="73" calcext:value-type="float">
            <text:p>73</text:p>
          </table:table-cell>
          <table:table-cell table:formula="of:=CONCATENATE(&quot;, // &quot;;[.A96])" office:value-type="string" office:string-value=", // 69" calcext:value-type="string">
            <text:p>, // 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96]+[.C$91]" office:value-type="float" office:value="74.625" calcext:value-type="float">
            <text:p>74,625</text:p>
          </table:table-cell>
          <table:table-cell/>
          <table:table-cell table:formula="of:=ROUND([.B97]; 0)" office:value-type="float" office:value="75" calcext:value-type="float">
            <text:p>75</text:p>
          </table:table-cell>
          <table:table-cell table:formula="of:=CONCATENATE(&quot;, // &quot;;[.A97])" office:value-type="string" office:string-value=", // 70" calcext:value-type="string">
            <text:p>, // 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97]+[.C$91]" office:value-type="float" office:value="76.5625" calcext:value-type="float">
            <text:p>76,5625</text:p>
          </table:table-cell>
          <table:table-cell/>
          <table:table-cell table:formula="of:=ROUND([.B98]; 0)" office:value-type="float" office:value="77" calcext:value-type="float">
            <text:p>77</text:p>
          </table:table-cell>
          <table:table-cell table:formula="of:=CONCATENATE(&quot;, // &quot;;[.A98])" office:value-type="string" office:string-value=", // 71" calcext:value-type="string">
            <text:p>, // 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98]+[.C$91]" office:value-type="float" office:value="78.5" calcext:value-type="float">
            <text:p>78,5</text:p>
          </table:table-cell>
          <table:table-cell/>
          <table:table-cell table:formula="of:=ROUND([.B99]; 0)" office:value-type="float" office:value="79" calcext:value-type="float">
            <text:p>79</text:p>
          </table:table-cell>
          <table:table-cell table:formula="of:=CONCATENATE(&quot;, // &quot;;[.A99])" office:value-type="string" office:string-value=", // 72" calcext:value-type="string">
            <text:p>, // 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99]+[.C$91]" office:value-type="float" office:value="80.4375" calcext:value-type="float">
            <text:p>80,4375</text:p>
          </table:table-cell>
          <table:table-cell/>
          <table:table-cell table:formula="of:=ROUND([.B100]; 0)" office:value-type="float" office:value="80" calcext:value-type="float">
            <text:p>80</text:p>
          </table:table-cell>
          <table:table-cell table:formula="of:=CONCATENATE(&quot;, // &quot;;[.A100])" office:value-type="string" office:string-value=", // 73" calcext:value-type="string">
            <text:p>, // 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00]+[.C$91]" office:value-type="float" office:value="82.375" calcext:value-type="float">
            <text:p>82,375</text:p>
          </table:table-cell>
          <table:table-cell/>
          <table:table-cell table:formula="of:=ROUND([.B101]; 0)" office:value-type="float" office:value="82" calcext:value-type="float">
            <text:p>82</text:p>
          </table:table-cell>
          <table:table-cell table:formula="of:=CONCATENATE(&quot;, // &quot;;[.A101])" office:value-type="string" office:string-value=", // 74" calcext:value-type="string">
            <text:p>, // 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01]+[.C$91]" office:value-type="float" office:value="84.3125" calcext:value-type="float">
            <text:p>84,3125</text:p>
          </table:table-cell>
          <table:table-cell/>
          <table:table-cell table:formula="of:=ROUND([.B102]; 0)" office:value-type="float" office:value="84" calcext:value-type="float">
            <text:p>84</text:p>
          </table:table-cell>
          <table:table-cell table:formula="of:=CONCATENATE(&quot;, // &quot;;[.A102])" office:value-type="string" office:string-value=", // 75" calcext:value-type="string">
            <text:p>, // 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02]+[.C$91]" office:value-type="float" office:value="86.25" calcext:value-type="float">
            <text:p>86,25</text:p>
          </table:table-cell>
          <table:table-cell/>
          <table:table-cell table:formula="of:=ROUND([.B103]; 0)" office:value-type="float" office:value="86" calcext:value-type="float">
            <text:p>86</text:p>
          </table:table-cell>
          <table:table-cell table:formula="of:=CONCATENATE(&quot;, // &quot;;[.A103])" office:value-type="string" office:string-value=", // 76" calcext:value-type="string">
            <text:p>, // 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03]+[.C$91]" office:value-type="float" office:value="88.1875" calcext:value-type="float">
            <text:p>88,1875</text:p>
          </table:table-cell>
          <table:table-cell/>
          <table:table-cell table:formula="of:=ROUND([.B104]; 0)" office:value-type="float" office:value="88" calcext:value-type="float">
            <text:p>88</text:p>
          </table:table-cell>
          <table:table-cell table:formula="of:=CONCATENATE(&quot;, // &quot;;[.A104])" office:value-type="string" office:string-value=", // 77" calcext:value-type="string">
            <text:p>, // 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04]+[.C$91]" office:value-type="float" office:value="90.125" calcext:value-type="float">
            <text:p>90,125</text:p>
          </table:table-cell>
          <table:table-cell/>
          <table:table-cell table:formula="of:=ROUND([.B105]; 0)" office:value-type="float" office:value="90" calcext:value-type="float">
            <text:p>90</text:p>
          </table:table-cell>
          <table:table-cell table:formula="of:=CONCATENATE(&quot;, // &quot;;[.A105])" office:value-type="string" office:string-value=", // 78" calcext:value-type="string">
            <text:p>, // 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05]+[.C$91]" office:value-type="float" office:value="92.0625" calcext:value-type="float">
            <text:p>92,0625</text:p>
          </table:table-cell>
          <table:table-cell/>
          <table:table-cell table:formula="of:=ROUND([.B106]; 0)" office:value-type="float" office:value="92" calcext:value-type="float">
            <text:p>92</text:p>
          </table:table-cell>
          <table:table-cell table:formula="of:=CONCATENATE(&quot;, // &quot;;[.A106])" office:value-type="string" office:string-value=", // 79" calcext:value-type="string">
            <text:p>, // 7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94" calcext:value-type="float">
            <text:p>94</text:p>
          </table:table-cell>
          <table:table-cell table:formula="of:=([.B123]-[.B107])/([.A123]-[.A107])" office:value-type="float" office:value="3.125" calcext:value-type="float">
            <text:p>3,125</text:p>
          </table:table-cell>
          <table:table-cell table:formula="of:=ROUND([.B107]; 0)" office:value-type="float" office:value="94" calcext:value-type="float">
            <text:p>94</text:p>
          </table:table-cell>
          <table:table-cell table:formula="of:=CONCATENATE(&quot;, // &quot;;[.A107])" office:value-type="string" office:string-value=", // 80" calcext:value-type="string">
            <text:p>, // 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07]+[.C$107]" office:value-type="float" office:value="97.125" calcext:value-type="float">
            <text:p>97,125</text:p>
          </table:table-cell>
          <table:table-cell/>
          <table:table-cell table:formula="of:=ROUND([.B108]; 0)" office:value-type="float" office:value="97" calcext:value-type="float">
            <text:p>97</text:p>
          </table:table-cell>
          <table:table-cell table:formula="of:=CONCATENATE(&quot;, // &quot;;[.A108])" office:value-type="string" office:string-value=", // 81" calcext:value-type="string">
            <text:p>, // 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08]+[.C$107]" office:value-type="float" office:value="100.25" calcext:value-type="float">
            <text:p>100,25</text:p>
          </table:table-cell>
          <table:table-cell/>
          <table:table-cell table:formula="of:=ROUND([.B109]; 0)" office:value-type="float" office:value="100" calcext:value-type="float">
            <text:p>100</text:p>
          </table:table-cell>
          <table:table-cell table:formula="of:=CONCATENATE(&quot;, // &quot;;[.A109])" office:value-type="string" office:string-value=", // 82" calcext:value-type="string">
            <text:p>, // 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09]+[.C$107]" office:value-type="float" office:value="103.375" calcext:value-type="float">
            <text:p>103,375</text:p>
          </table:table-cell>
          <table:table-cell/>
          <table:table-cell table:formula="of:=ROUND([.B110]; 0)" office:value-type="float" office:value="103" calcext:value-type="float">
            <text:p>103</text:p>
          </table:table-cell>
          <table:table-cell table:formula="of:=CONCATENATE(&quot;, // &quot;;[.A110])" office:value-type="string" office:string-value=", // 83" calcext:value-type="string">
            <text:p>, // 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10]+[.C$107]" office:value-type="float" office:value="106.5" calcext:value-type="float">
            <text:p>106,5</text:p>
          </table:table-cell>
          <table:table-cell/>
          <table:table-cell table:formula="of:=ROUND([.B111]; 0)" office:value-type="float" office:value="107" calcext:value-type="float">
            <text:p>107</text:p>
          </table:table-cell>
          <table:table-cell table:formula="of:=CONCATENATE(&quot;, // &quot;;[.A111])" office:value-type="string" office:string-value=", // 84" calcext:value-type="string">
            <text:p>, // 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11]+[.C$107]" office:value-type="float" office:value="109.625" calcext:value-type="float">
            <text:p>109,625</text:p>
          </table:table-cell>
          <table:table-cell/>
          <table:table-cell table:formula="of:=ROUND([.B112]; 0)" office:value-type="float" office:value="110" calcext:value-type="float">
            <text:p>110</text:p>
          </table:table-cell>
          <table:table-cell table:formula="of:=CONCATENATE(&quot;, // &quot;;[.A112])" office:value-type="string" office:string-value=", // 85" calcext:value-type="string">
            <text:p>, // 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12]+[.C$107]" office:value-type="float" office:value="112.75" calcext:value-type="float">
            <text:p>112,75</text:p>
          </table:table-cell>
          <table:table-cell/>
          <table:table-cell table:formula="of:=ROUND([.B113]; 0)" office:value-type="float" office:value="113" calcext:value-type="float">
            <text:p>113</text:p>
          </table:table-cell>
          <table:table-cell table:formula="of:=CONCATENATE(&quot;, // &quot;;[.A113])" office:value-type="string" office:string-value=", // 86" calcext:value-type="string">
            <text:p>, // 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13]+[.C$107]" office:value-type="float" office:value="115.875" calcext:value-type="float">
            <text:p>115,875</text:p>
          </table:table-cell>
          <table:table-cell/>
          <table:table-cell table:formula="of:=ROUND([.B114]; 0)" office:value-type="float" office:value="116" calcext:value-type="float">
            <text:p>116</text:p>
          </table:table-cell>
          <table:table-cell table:formula="of:=CONCATENATE(&quot;, // &quot;;[.A114])" office:value-type="string" office:string-value=", // 87" calcext:value-type="string">
            <text:p>, // 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114]+[.C$107]" office:value-type="float" office:value="119" calcext:value-type="float">
            <text:p>119</text:p>
          </table:table-cell>
          <table:table-cell/>
          <table:table-cell table:formula="of:=ROUND([.B115]; 0)" office:value-type="float" office:value="119" calcext:value-type="float">
            <text:p>119</text:p>
          </table:table-cell>
          <table:table-cell table:formula="of:=CONCATENATE(&quot;, // &quot;;[.A115])" office:value-type="string" office:string-value=", // 88" calcext:value-type="string">
            <text:p>, // 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115]+[.C$107]" office:value-type="float" office:value="122.125" calcext:value-type="float">
            <text:p>122,125</text:p>
          </table:table-cell>
          <table:table-cell/>
          <table:table-cell table:formula="of:=ROUND([.B116]; 0)" office:value-type="float" office:value="122" calcext:value-type="float">
            <text:p>122</text:p>
          </table:table-cell>
          <table:table-cell table:formula="of:=CONCATENATE(&quot;, // &quot;;[.A116])" office:value-type="string" office:string-value=", // 89" calcext:value-type="string">
            <text:p>, // 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116]+[.C$107]" office:value-type="float" office:value="125.25" calcext:value-type="float">
            <text:p>125,25</text:p>
          </table:table-cell>
          <table:table-cell/>
          <table:table-cell table:formula="of:=ROUND([.B117]; 0)" office:value-type="float" office:value="125" calcext:value-type="float">
            <text:p>125</text:p>
          </table:table-cell>
          <table:table-cell table:formula="of:=CONCATENATE(&quot;, // &quot;;[.A117])" office:value-type="string" office:string-value=", // 90" calcext:value-type="string">
            <text:p>, // 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117]+[.C$107]" office:value-type="float" office:value="128.375" calcext:value-type="float">
            <text:p>128,375</text:p>
          </table:table-cell>
          <table:table-cell/>
          <table:table-cell table:formula="of:=ROUND([.B118]; 0)" office:value-type="float" office:value="128" calcext:value-type="float">
            <text:p>128</text:p>
          </table:table-cell>
          <table:table-cell table:formula="of:=CONCATENATE(&quot;, // &quot;;[.A118])" office:value-type="string" office:string-value=", // 91" calcext:value-type="string">
            <text:p>, // 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118]+[.C$107]" office:value-type="float" office:value="131.5" calcext:value-type="float">
            <text:p>131,5</text:p>
          </table:table-cell>
          <table:table-cell/>
          <table:table-cell table:formula="of:=ROUND([.B119]; 0)" office:value-type="float" office:value="132" calcext:value-type="float">
            <text:p>132</text:p>
          </table:table-cell>
          <table:table-cell table:formula="of:=CONCATENATE(&quot;, // &quot;;[.A119])" office:value-type="string" office:string-value=", // 92" calcext:value-type="string">
            <text:p>, // 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119]+[.C$107]" office:value-type="float" office:value="134.625" calcext:value-type="float">
            <text:p>134,625</text:p>
          </table:table-cell>
          <table:table-cell/>
          <table:table-cell table:formula="of:=ROUND([.B120]; 0)" office:value-type="float" office:value="135" calcext:value-type="float">
            <text:p>135</text:p>
          </table:table-cell>
          <table:table-cell table:formula="of:=CONCATENATE(&quot;, // &quot;;[.A120])" office:value-type="string" office:string-value=", // 93" calcext:value-type="string">
            <text:p>, // 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120]+[.C$107]" office:value-type="float" office:value="137.75" calcext:value-type="float">
            <text:p>137,75</text:p>
          </table:table-cell>
          <table:table-cell/>
          <table:table-cell table:formula="of:=ROUND([.B121]; 0)" office:value-type="float" office:value="138" calcext:value-type="float">
            <text:p>138</text:p>
          </table:table-cell>
          <table:table-cell table:formula="of:=CONCATENATE(&quot;, // &quot;;[.A121])" office:value-type="string" office:string-value=", // 94" calcext:value-type="string">
            <text:p>, // 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121]+[.C$107]" office:value-type="float" office:value="140.875" calcext:value-type="float">
            <text:p>140,875</text:p>
          </table:table-cell>
          <table:table-cell/>
          <table:table-cell table:formula="of:=ROUND([.B122]; 0)" office:value-type="float" office:value="141" calcext:value-type="float">
            <text:p>141</text:p>
          </table:table-cell>
          <table:table-cell table:formula="of:=CONCATENATE(&quot;, // &quot;;[.A122])" office:value-type="string" office:string-value=", // 95" calcext:value-type="string">
            <text:p>, // 95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144" calcext:value-type="float">
            <text:p>144</text:p>
          </table:table-cell>
          <table:table-cell table:formula="of:=([.B139]-[.B123])/([.A139]-[.A123])" office:value-type="float" office:value="6.5625" calcext:value-type="float">
            <text:p>6,5625</text:p>
          </table:table-cell>
          <table:table-cell table:formula="of:=ROUND([.B123]; 0)" office:value-type="float" office:value="144" calcext:value-type="float">
            <text:p>144</text:p>
          </table:table-cell>
          <table:table-cell table:formula="of:=CONCATENATE(&quot;, // &quot;;[.A123])" office:value-type="string" office:string-value=", // 96" calcext:value-type="string">
            <text:p>, // 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123]+[.C$123]" office:value-type="float" office:value="150.5625" calcext:value-type="float">
            <text:p>150,5625</text:p>
          </table:table-cell>
          <table:table-cell/>
          <table:table-cell table:formula="of:=ROUND([.B124]; 0)" office:value-type="float" office:value="151" calcext:value-type="float">
            <text:p>151</text:p>
          </table:table-cell>
          <table:table-cell table:formula="of:=CONCATENATE(&quot;, // &quot;;[.A124])" office:value-type="string" office:string-value=", // 97" calcext:value-type="string">
            <text:p>, // 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24]+[.C$123]" office:value-type="float" office:value="157.125" calcext:value-type="float">
            <text:p>157,125</text:p>
          </table:table-cell>
          <table:table-cell/>
          <table:table-cell table:formula="of:=ROUND([.B125]; 0)" office:value-type="float" office:value="157" calcext:value-type="float">
            <text:p>157</text:p>
          </table:table-cell>
          <table:table-cell table:formula="of:=CONCATENATE(&quot;, // &quot;;[.A125])" office:value-type="string" office:string-value=", // 98" calcext:value-type="string">
            <text:p>, // 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25]+[.C$123]" office:value-type="float" office:value="163.6875" calcext:value-type="float">
            <text:p>163,6875</text:p>
          </table:table-cell>
          <table:table-cell/>
          <table:table-cell table:formula="of:=ROUND([.B126]; 0)" office:value-type="float" office:value="164" calcext:value-type="float">
            <text:p>164</text:p>
          </table:table-cell>
          <table:table-cell table:formula="of:=CONCATENATE(&quot;, // &quot;;[.A126])" office:value-type="string" office:string-value=", // 99" calcext:value-type="string">
            <text:p>, // 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26]+[.C$123]" office:value-type="float" office:value="170.25" calcext:value-type="float">
            <text:p>170,25</text:p>
          </table:table-cell>
          <table:table-cell/>
          <table:table-cell table:formula="of:=ROUND([.B127]; 0)" office:value-type="float" office:value="170" calcext:value-type="float">
            <text:p>170</text:p>
          </table:table-cell>
          <table:table-cell table:formula="of:=CONCATENATE(&quot;, // &quot;;[.A127])" office:value-type="string" office:string-value=", // 100" calcext:value-type="string">
            <text:p>, // 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27]+[.C$123]" office:value-type="float" office:value="176.8125" calcext:value-type="float">
            <text:p>176,8125</text:p>
          </table:table-cell>
          <table:table-cell/>
          <table:table-cell table:formula="of:=ROUND([.B128]; 0)" office:value-type="float" office:value="177" calcext:value-type="float">
            <text:p>177</text:p>
          </table:table-cell>
          <table:table-cell table:formula="of:=CONCATENATE(&quot;, // &quot;;[.A128])" office:value-type="string" office:string-value=", // 101" calcext:value-type="string">
            <text:p>, // 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28]+[.C$123]" office:value-type="float" office:value="183.375" calcext:value-type="float">
            <text:p>183,375</text:p>
          </table:table-cell>
          <table:table-cell/>
          <table:table-cell table:formula="of:=ROUND([.B129]; 0)" office:value-type="float" office:value="183" calcext:value-type="float">
            <text:p>183</text:p>
          </table:table-cell>
          <table:table-cell table:formula="of:=CONCATENATE(&quot;, // &quot;;[.A129])" office:value-type="string" office:string-value=", // 102" calcext:value-type="string">
            <text:p>, // 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29]+[.C$123]" office:value-type="float" office:value="189.9375" calcext:value-type="float">
            <text:p>189,9375</text:p>
          </table:table-cell>
          <table:table-cell/>
          <table:table-cell table:formula="of:=ROUND([.B130]; 0)" office:value-type="float" office:value="190" calcext:value-type="float">
            <text:p>190</text:p>
          </table:table-cell>
          <table:table-cell table:formula="of:=CONCATENATE(&quot;, // &quot;;[.A130])" office:value-type="string" office:string-value=", // 103" calcext:value-type="string">
            <text:p>, // 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30]+[.C$123]" office:value-type="float" office:value="196.5" calcext:value-type="float">
            <text:p>196,5</text:p>
          </table:table-cell>
          <table:table-cell/>
          <table:table-cell table:formula="of:=ROUND([.B131]; 0)" office:value-type="float" office:value="197" calcext:value-type="float">
            <text:p>197</text:p>
          </table:table-cell>
          <table:table-cell table:formula="of:=CONCATENATE(&quot;, // &quot;;[.A131])" office:value-type="string" office:string-value=", // 104" calcext:value-type="string">
            <text:p>, // 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31]+[.C$123]" office:value-type="float" office:value="203.0625" calcext:value-type="float">
            <text:p>203,0625</text:p>
          </table:table-cell>
          <table:table-cell/>
          <table:table-cell table:formula="of:=ROUND([.B132]; 0)" office:value-type="float" office:value="203" calcext:value-type="float">
            <text:p>203</text:p>
          </table:table-cell>
          <table:table-cell table:formula="of:=CONCATENATE(&quot;, // &quot;;[.A132])" office:value-type="string" office:string-value=", // 105" calcext:value-type="string">
            <text:p>, // 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32]+[.C$123]" office:value-type="float" office:value="209.625" calcext:value-type="float">
            <text:p>209,625</text:p>
          </table:table-cell>
          <table:table-cell/>
          <table:table-cell table:formula="of:=ROUND([.B133]; 0)" office:value-type="float" office:value="210" calcext:value-type="float">
            <text:p>210</text:p>
          </table:table-cell>
          <table:table-cell table:formula="of:=CONCATENATE(&quot;, // &quot;;[.A133])" office:value-type="string" office:string-value=", // 106" calcext:value-type="string">
            <text:p>, // 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33]+[.C$123]" office:value-type="float" office:value="216.1875" calcext:value-type="float">
            <text:p>216,1875</text:p>
          </table:table-cell>
          <table:table-cell/>
          <table:table-cell table:formula="of:=ROUND([.B134]; 0)" office:value-type="float" office:value="216" calcext:value-type="float">
            <text:p>216</text:p>
          </table:table-cell>
          <table:table-cell table:formula="of:=CONCATENATE(&quot;, // &quot;;[.A134])" office:value-type="string" office:string-value=", // 107" calcext:value-type="string">
            <text:p>, // 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34]+[.C$123]" office:value-type="float" office:value="222.75" calcext:value-type="float">
            <text:p>222,75</text:p>
          </table:table-cell>
          <table:table-cell/>
          <table:table-cell table:formula="of:=ROUND([.B135]; 0)" office:value-type="float" office:value="223" calcext:value-type="float">
            <text:p>223</text:p>
          </table:table-cell>
          <table:table-cell table:formula="of:=CONCATENATE(&quot;, // &quot;;[.A135])" office:value-type="string" office:string-value=", // 108" calcext:value-type="string">
            <text:p>, // 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35]+[.C$123]" office:value-type="float" office:value="229.3125" calcext:value-type="float">
            <text:p>229,3125</text:p>
          </table:table-cell>
          <table:table-cell/>
          <table:table-cell table:formula="of:=ROUND([.B136]; 0)" office:value-type="float" office:value="229" calcext:value-type="float">
            <text:p>229</text:p>
          </table:table-cell>
          <table:table-cell table:formula="of:=CONCATENATE(&quot;, // &quot;;[.A136])" office:value-type="string" office:string-value=", // 109" calcext:value-type="string">
            <text:p>, // 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36]+[.C$123]" office:value-type="float" office:value="235.875" calcext:value-type="float">
            <text:p>235,875</text:p>
          </table:table-cell>
          <table:table-cell/>
          <table:table-cell table:formula="of:=ROUND([.B137]; 0)" office:value-type="float" office:value="236" calcext:value-type="float">
            <text:p>236</text:p>
          </table:table-cell>
          <table:table-cell table:formula="of:=CONCATENATE(&quot;, // &quot;;[.A137])" office:value-type="string" office:string-value=", // 110" calcext:value-type="string">
            <text:p>, // 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37]+[.C$123]" office:value-type="float" office:value="242.4375" calcext:value-type="float">
            <text:p>242,4375</text:p>
          </table:table-cell>
          <table:table-cell/>
          <table:table-cell table:formula="of:=ROUND([.B138]; 0)" office:value-type="float" office:value="242" calcext:value-type="float">
            <text:p>242</text:p>
          </table:table-cell>
          <table:table-cell table:formula="of:=CONCATENATE(&quot;, // &quot;;[.A138])" office:value-type="string" office:string-value=", // 111" calcext:value-type="string">
            <text:p>, // 111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49" calcext:value-type="float">
            <text:p>249</text:p>
          </table:table-cell>
          <table:table-cell table:formula="of:=([.B147]-[.B139])/([.A147]-[.A139])" office:value-type="float" office:value="14.625" calcext:value-type="float">
            <text:p>14,625</text:p>
          </table:table-cell>
          <table:table-cell table:formula="of:=ROUND([.B139]; 0)" office:value-type="float" office:value="249" calcext:value-type="float">
            <text:p>249</text:p>
          </table:table-cell>
          <table:table-cell table:formula="of:=CONCATENATE(&quot;, // &quot;;[.A139])" office:value-type="string" office:string-value=", // 112" calcext:value-type="string">
            <text:p>, // 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39]+[.C$139]" office:value-type="float" office:value="263.625" calcext:value-type="float">
            <text:p>263,625</text:p>
          </table:table-cell>
          <table:table-cell/>
          <table:table-cell table:formula="of:=ROUND([.B140]; 0)" office:value-type="float" office:value="264" calcext:value-type="float">
            <text:p>264</text:p>
          </table:table-cell>
          <table:table-cell table:formula="of:=CONCATENATE(&quot;, // &quot;;[.A140])" office:value-type="string" office:string-value=", // 113" calcext:value-type="string">
            <text:p>, // 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40]+[.C$139]" office:value-type="float" office:value="278.25" calcext:value-type="float">
            <text:p>278,25</text:p>
          </table:table-cell>
          <table:table-cell/>
          <table:table-cell table:formula="of:=ROUND([.B141]; 0)" office:value-type="float" office:value="278" calcext:value-type="float">
            <text:p>278</text:p>
          </table:table-cell>
          <table:table-cell table:formula="of:=CONCATENATE(&quot;, // &quot;;[.A141])" office:value-type="string" office:string-value=", // 114" calcext:value-type="string">
            <text:p>, // 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41]+[.C$139]" office:value-type="float" office:value="292.875" calcext:value-type="float">
            <text:p>292,875</text:p>
          </table:table-cell>
          <table:table-cell/>
          <table:table-cell table:formula="of:=ROUND([.B142]; 0)" office:value-type="float" office:value="293" calcext:value-type="float">
            <text:p>293</text:p>
          </table:table-cell>
          <table:table-cell table:formula="of:=CONCATENATE(&quot;, // &quot;;[.A142])" office:value-type="string" office:string-value=", // 115" calcext:value-type="string">
            <text:p>, // 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42]+[.C$139]" office:value-type="float" office:value="307.5" calcext:value-type="float">
            <text:p>307,5</text:p>
          </table:table-cell>
          <table:table-cell/>
          <table:table-cell table:formula="of:=ROUND([.B143]; 0)" office:value-type="float" office:value="308" calcext:value-type="float">
            <text:p>308</text:p>
          </table:table-cell>
          <table:table-cell table:formula="of:=CONCATENATE(&quot;, // &quot;;[.A143])" office:value-type="string" office:string-value=", // 116" calcext:value-type="string">
            <text:p>, // 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43]+[.C$139]" office:value-type="float" office:value="322.125" calcext:value-type="float">
            <text:p>322,125</text:p>
          </table:table-cell>
          <table:table-cell/>
          <table:table-cell table:formula="of:=ROUND([.B144]; 0)" office:value-type="float" office:value="322" calcext:value-type="float">
            <text:p>322</text:p>
          </table:table-cell>
          <table:table-cell table:formula="of:=CONCATENATE(&quot;, // &quot;;[.A144])" office:value-type="string" office:string-value=", // 117" calcext:value-type="string">
            <text:p>, // 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44]+[.C$139]" office:value-type="float" office:value="336.75" calcext:value-type="float">
            <text:p>336,75</text:p>
          </table:table-cell>
          <table:table-cell/>
          <table:table-cell table:formula="of:=ROUND([.B145]; 0)" office:value-type="float" office:value="337" calcext:value-type="float">
            <text:p>337</text:p>
          </table:table-cell>
          <table:table-cell table:formula="of:=CONCATENATE(&quot;, // &quot;;[.A145])" office:value-type="string" office:string-value=", // 118" calcext:value-type="string">
            <text:p>, // 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45]+[.C$139]" office:value-type="float" office:value="351.375" calcext:value-type="float">
            <text:p>351,375</text:p>
          </table:table-cell>
          <table:table-cell/>
          <table:table-cell table:formula="of:=ROUND([.B146]; 0)" office:value-type="float" office:value="351" calcext:value-type="float">
            <text:p>351</text:p>
          </table:table-cell>
          <table:table-cell table:formula="of:=CONCATENATE(&quot;, // &quot;;[.A146])" office:value-type="string" office:string-value=", // 119" calcext:value-type="string">
            <text:p>, // 119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66" calcext:value-type="float">
            <text:p>366</text:p>
          </table:table-cell>
          <table:table-cell/>
          <table:table-cell table:formula="of:=ROUND([.B147]; 0)" office:value-type="float" office:value="366" calcext:value-type="float">
            <text:p>366</text:p>
          </table:table-cell>
          <table:table-cell table:formula="of:=CONCATENATE(&quot;, // &quot;;[.A147])" office:value-type="string" office:string-value=", // 120" calcext:value-type="string">
            <text:p>, // 120</text:p>
          </table:table-cell>
        </table:table-row>
      </table:table>
      <table:named-expressions/>
      <table:database-ranges>
        <table:database-range table:name="__Anonymous_Sheet_DB__0" table:target-range-address="Sheet1.B8:Sheet1.B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t" fo:country="E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.00.0000</text:date>, <text:time style:data-style-name="N2" text:time-value="10:19:22.7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2:35:41.102000000</meta:creation-date>
    <dc:date>2016-12-01T10:21:07.521000000</dc:date>
    <meta:editing-duration>PT24M54S</meta:editing-duration>
    <meta:editing-cycles>5</meta:editing-cycles>
    <meta:generator>LibreOffice/4.2.5.2$Windows_x86 LibreOffice_project/61cb170a04bb1f12e77c884eab9192be736ec5f5</meta:generator>
    <meta:document-statistic meta:table-count="1" meta:cell-count="5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52cm" svg:y="4.198cm" style:legend-expansion="high" chart:style-name="ch2"/>
        <chart:plot-area chart:style-name="ch3" table:cell-range-address="Sheet1.A8:Sheet1.B16 Sheet1.B7:Sheet1.B7" chart:data-source-has-labels="both" svg:x="0.77cm" svg:y="0.855cm" svg:width="12.442cm" svg:height="6.994cm">
          <chartooo:coordinate-region svg:x="1.593cm" svg:y="1.057cm" svg:width="11.331cm" svg:height="6.139cm"/>
          <chart:axis chart:dimension="x" chart:name="primary-x" chart:style-name="ch4" chartooo:axis-type="auto">
            <chartooo:date-scale/>
            <chart:title svg:x="6.457cm" svg:y="8.029cm" chart:style-name="ch5">
              <text:p>screen</text:p>
            </chart:title>
            <chart:categories table:cell-range-address="Sheet1.A8:Sheet1.A16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8:Sheet1.B16" chart:label-cell-address="Sheet1.B7:Sheet1.B7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</text:p>
                <draw:g>
                  <svg:desc>Sheet1.B7:Sheet1.B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8:Sheet1.A16</svg:desc>
                </draw:g>
              </table:table-cell>
              <table:table-cell office:value-type="float" office:value="0">
                <text:p>0</text:p>
                <draw:g>
                  <svg:desc>Sheet1.B8:Sheet1.B16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41cm" svg:y="4.198cm" style:legend-expansion="high" chart:style-name="ch2"/>
        <chart:plot-area chart:style-name="ch3" table:cell-range-address="Sheet1.A27:Sheet1.A147 Sheet1.D26:Sheet1.D147" chart:data-source-has-labels="both" svg:x="0.77cm" svg:y="0.855cm" svg:width="13.031cm" svg:height="6.994cm">
          <chartooo:coordinate-region svg:x="1.593cm" svg:y="1.057cm" svg:width="12.114cm" svg:height="5.853cm"/>
          <chart:axis chart:dimension="x" chart:name="primary-x" chart:style-name="ch4" chartooo:axis-type="auto">
            <chartooo:date-scale/>
            <chart:title svg:x="6.751cm" svg:y="8.029cm" chart:style-name="ch5">
              <text:p>screen</text:p>
            </chart:title>
            <chart:categories table:cell-range-address="Sheet1.A27:Sheet1.A1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7:Sheet1.D147" chart:label-cell-address="Sheet1.D26:Sheet1.D26" chart:class="chart:bar"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</text:p>
                <draw:g>
                  <svg:desc>Sheet1.D26:Sheet1.D2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7:Sheet1.A147</svg:desc>
                </draw:g>
              </table:table-cell>
              <table:table-cell office:value-type="float" office:value="0">
                <text:p>0</text:p>
                <draw:g>
                  <svg:desc>Sheet1.D27:Sheet1.D14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